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cbf6" officeooo:paragraph-rsid="0017cbf6"/>
    </style:style>
    <style:style style:name="P2" style:family="paragraph" style:parent-style-name="Standard" style:list-style-name="L3">
      <style:text-properties officeooo:rsid="0017cbf6" officeooo:paragraph-rsid="0017cbf6"/>
    </style:style>
    <style:style style:name="P3" style:family="paragraph" style:parent-style-name="Standard" style:list-style-name="L3">
      <style:text-properties officeooo:rsid="00195a1d" officeooo:paragraph-rsid="00195a1d"/>
    </style:style>
    <style:style style:name="P4" style:family="paragraph" style:parent-style-name="Standard">
      <style:text-properties officeooo:rsid="00195a1d" officeooo:paragraph-rsid="00195a1d"/>
    </style:style>
    <style:style style:name="P5" style:family="paragraph" style:parent-style-name="Standard" style:list-style-name="L3">
      <style:text-properties officeooo:paragraph-rsid="00195a1d"/>
    </style:style>
    <style:style style:name="P6" style:family="paragraph" style:parent-style-name="Standard">
      <style:text-properties officeooo:rsid="0019c0ae" officeooo:paragraph-rsid="0019c0ae"/>
    </style:style>
    <style:style style:name="T1" style:family="text">
      <style:text-properties officeooo:rsid="00195a1d"/>
    </style:style>
    <style:style style:name="T2" style:family="text">
      <style:text-properties officeooo:rsid="0019c0a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list xml:id="list2821071831" text:style-name="L3">
        <text:list-item>
          <text:p text:style-name="P2">cd – navigate to a certain directory</text:p>
          <text:p text:style-name="P2">ls – show current directory file system</text:p>
          <text:p text:style-name="P2">mkdir – create a folder</text:p>
          <text:p text:style-name="P2">rmdir – remove a folder</text:p>
          <text:p text:style-name="P2">cp – copy a file / folder to another file/folder</text:p>
          <text:p text:style-name="P2">mv – move a file/folder to another directory</text:p>
          <text:p text:style-name="P3">cat – Concatenate files and print on the standard output</text:p>
          <text:p text:style-name="P3">more – Tool for paging through text. Default is 10 lines at a time</text:p>
          <text:p text:style-name="P5"><text:span text:style-name="T1">tail – Output to the sdout the contents of a file starting at the end</text:span></text:p>
          <text:p text:style-name="P3">pwd – show the path to a directory</text:p>
          <text:p text:style-name="P3">ps – Report a snapshot of the current processes</text:p>
          <text:p text:style-name="P3">find – Search for files in a certain directory hierarchy</text:p>
          <text:p text:style-name="P3">grep – Print lines that match patterns from files</text:p>
          <text:p text:style-name="P3">chmod – Change file mode bits</text:p>
          <text:p text:style-name="P3">clear – Clears the console</text:p>
          <text:p text:style-name="P3">echo – Displays a line of text. May display it the stdout or to a file via ‘&gt;’</text:p>
        </text:list-item>
      </text:list>
      <text:p text:style-name="P4">2. Done in code.</text:p>
      <text:p text:style-name="P4">3. <text:span text:style-name="T2">Done in code.</text:span></text:p>
      <text:p text:style-name="P6">4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0T19:37:08.228912513</meta:creation-date>
    <meta:generator>LibreOffice/6.4.6.2$Linux_X86_64 LibreOffice_project/40$Build-2</meta:generator>
    <dc:date>2021-02-20T20:06:21.604082432</dc:date>
    <meta:editing-duration>PT19M3S</meta:editing-duration>
    <meta:editing-cycles>2</meta:editing-cycles>
    <meta:document-statistic meta:table-count="0" meta:image-count="0" meta:object-count="0" meta:page-count="1" meta:paragraph-count="20" meta:word-count="141" meta:character-count="762" meta:non-whitespace-character-count="625"/>
  </office:meta>
</office:document-meta>
</file>